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Brand Lo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straint Metho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eating Method</text:p>
          </table:table-cell>
          <table:table-cell office:value-type="string" calcext:value-type="string">
            <text:p>Element is Red Hot</text:p>
          </table:table-cell>
          <table:table-cell office:value-type="string" calcext:value-type="string">
            <text:p>Brand Severity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Bodymo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anding some idio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youtube.com/watch?v=MUZfEzqR3X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Mamm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Man is unrestrained, multiple re-tr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9life Medellí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youtube.com/watch?v=UfoXoZoMrY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ferior Later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 office:value-type="string" calcext:value-type="string">
            <text:p>Woman is wiped down/sanitized first, Very good performance, pain possibly over emphasized; iron probably not hot enough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Medellí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youtube.com/watch?v=UfoXoZoMrY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 office:value-type="string" calcext:value-type="string">
            <text:p>Same video as above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Medellí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youtube.com/watch?v=UfoXoZoMrY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perior Femur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QwsW-gfoGT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QwsW-gfoGT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QwsW-gfoGT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Ante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 office:value-type="string" calcext:value-type="string">
            <text:p>cleaned with a wipe after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QwsW-gfoGT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edial Sur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QwsW-gfoGT8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teral 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ocking demo in Israel: activists got branded by hot steel - 269l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RA4q1pU957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te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ocking demo in Israel: activists got branded by hot steel - 269lif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RA4q1pU957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Mamm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3rd Worldwide Event - Tel-Aviv shocking human brand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youtube.com/watch?v=onsN4jKbU7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, Jig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table:number-columns-repeated="2" office:value-type="string" calcext:value-type="string">
            <text:p>?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3rd Worldwide Event - Tel-Aviv shocking human brand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youtube.com/watch?v=onsN4jKbU7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perior 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branding event - Buenos Aires - Argentina (Dec 13th, 2012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dxaJ3qNRhO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femur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branding event - Buenos Aires - Argentina (Dec 13th, 2012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dxaJ3qNRhO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ter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life branding event - Buenos Aires - Argentina (Dec 13th, 2012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dxaJ3qNRhO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Jig, Rope, 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nce: Blood-smeared vegans strip off, get BRANDED with hot iron for animal righ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D-QaGzenEaQ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ter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cleaned after with a spray solution and wipe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nce: Blood-smeared vegans strip off, get BRANDED with hot iron for animal right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youtube.com/watch?v=D-QaGzenEaQ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perior Lateral Femur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bandaged after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XE and 269 'Respect Life' Human Branding, Birmingham 26/09/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youtube.com/watch?v=T41HLvZWGv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ferior Sacr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Into: “This is really painful, and animals go through this every single day”, first woman not restrained, takes multiple tries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XE and 269 'Respect Life' Human Branding, Birmingham 26/09/20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youtube.com/watch?v=T41HLvZWGv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horcis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 Branding in Athens Gree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youtube.com/watch?v=Gl56UUmtoCg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Inferior Thorcis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 office:value-type="string" calcext:value-type="string">
            <text:p>A very good restraining method</text:p>
          </table:table-cell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 Branding in Athens Greec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youtube.com/watch?v=Gl56UUmtoCg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teral Crus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very light</text:p>
          </table:table-cell>
          <table:table-cell/>
          <table:table-cell office:value-type="string" calcext:value-type="string">
            <text:p>269 Lif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esh Branding | National Geographic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www.youtube.com/watch?v=xgi2CRQPg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te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 wedge in vice grips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Brand wrapped after in bandage; documentry</text:p>
          </table:table-cell>
          <table:table-cell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eat-Herder Live Human Branding!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youtube.com/watch?v=5UejPLBUJ5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emur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Heavy branding iron, different than others, very good yell!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ding Viking Runes into Her Arm at 500 Degrees Celsius | Body Mods S1 E1 | Only Hum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www.youtube.com/watch?v=0eN7-pRyBq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Upper arm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lectriccally Heated Ir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alt water used by vikings to make scars heal well</text:p>
          </table:table-cell>
          <table:table-cell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al Live Human Brand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youtube.com/watch?v=GoTPlbja-y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Dist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Blow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performance? Man was paid to do it? Queeeer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ding Ronn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www.youtube.com/watch?v=PIJDFJ_oIqU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ist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belt in mou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y ARM Branding 200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www.youtube.com/watch?v=t7i1nXrVN5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te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Gay ?,stuffs mouth with sponge, <text:s/>little pain, heated iron to &gt;950F, custom made too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ke Branding And Healing Process-Video 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6MUBAN0HnZU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ntebrachium</text:p>
          </table:table-cell>
          <table:table-cell office:value-type="string" calcext:value-type="string">
            <text:p>Strike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randed self, went back the next morning to brand himself <text:span text:style-name="T1">again; follow up here: </text:span><text:span text:style-name="T1"><text:a xlink:href="https://www.youtube.com/watch?v=6MUBAN0HnZU" xlink:type="simple">https://www.youtube.com/watch?v=6MUBAN0HnZU</text:a></text:span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rike branding by Keith Alexander. January 1999.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ttps://www.youtube.com/watch?v=GL41IzaDCf0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 wedge in vice grips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Wonderful documentry, star died <text:a xlink:href="https://wtop.com/news/2013/09/medical-examiner-reveals-cause-of-death-for-930-clubs-big-josh/" xlink:type="simple">https://wtop.com/news/2013/09/medical-examiner-reveals-cause-of-death-for-930-clubs-big-josh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KA Reacts to Human Branding Gone Wro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youtube.com/watch?v=63dvsr7RjdQ</text:p>
          </table:table-cell>
          <table:table-cell office:value-type="string" calcext:value-type="string">
            <text:p>Huma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trike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No depection, description of surfer community that branded people that were in on 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airs branding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youtube.com/watch?v=78hTYLULBL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traps on chair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irep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 Heavy</text:p>
          </table:table-cell>
          <table:table-cell office:value-type="string" calcext:value-type="string">
            <text:p>Branding iron is flat, brands rounded surface; brander accidently touched arm with iron and became afrai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ve Haworth ECU Branding Jesse Star's Head - Part 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youtube.com/watch?v=4_QjLKJPaBw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anium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lectrocautery Devic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“That shaking he’s doing, that’s going into shock”; switched to branding after repeated cutting wasn’t enoug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tting a shamrock brand on St.Patrick's Day 2012 St.John's Newfoundlan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youtube.com/watch?v=JEAX-QsFF60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istal Abdome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Oxyacetalene 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gh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uy brands cross on ches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youtube.com/watch?v=5pF9jPeokwc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Reaches for the iron, almost pulls it off; elects to get re-branded again; says “im feeling good” right af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ve-O on Being Branded with a Hot Iro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youtube.com/watch?v=ERsRMWZLAHM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Strike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In a professional setting; tattoo shop; was aired on tv; brand is present 16 years la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anding iron Hum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youtube.com/watch?v=px8FncByBgw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an is unhappy with his be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EZE BRANDI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youtube.com/watch?v=JSPvoeyiNH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istal Abdomen</text:p>
          </table:table-cell>
          <table:table-cell office:value-type="string" calcext:value-type="string">
            <text:p>Freeze Bra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brand is extremely long… took ~30s; follow up here: <text:a xlink:href="https://www.youtube.com/watch?v=PI4v84nipNE" xlink:type="simple">https://www.youtube.com/watch?v=PI4v84nipNE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st brand by liquid nitrog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www.youtube.com/watch?v=CcvVQQ-_54I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us</text:p>
          </table:table-cell>
          <table:table-cell office:value-type="string" calcext:value-type="string">
            <text:p>Freeze Bra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iquid Nitroge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e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ylor gets brande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youtube.com/watch?v=l88VQ2dU19Q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erior Distal Dors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re + Spatula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xtremely long bran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uman branding done right! Artist: Ville at Barbarella Gothenburg, Sweden.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youtube.com/watch?v=KkcThtWZJNw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perior Thorcis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re + hemostat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Interesting method of using a hemostate to hold a wire which is heat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reme human branding!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youtube.com/watch?v=OMDoMP3WT0g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Man is naked during bran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m branding at Evolution Body Pierc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youtube.com/watch?v=4SRIj1P3yM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achium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re + holder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Interesting method of using a hemostate to hold a wire which is heated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BRANDING OUR SKIN!!!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https://www.youtube.com/watch?v=-V_8A2VITlw</text:p>
          </table:table-cell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Man</text:p>
          </table:table-cell>
          <table:table-cell table:style-name="ce1" office:value-type="string" calcext:value-type="string">
            <text:p>Gluteus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Bolt head, thread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Extremely light</text:p>
          </table:table-cell>
          <table:table-cell table:style-name="ce1" office:value-type="string" calcext:value-type="string">
            <text:p>Children, lot’s of screaming; actually lots of branding/ not branding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www.youtube.com/watch?v=13RRQqq-aDE</text:p>
          </table:table-cell>
          <table:table-cell/>
          <table:table-cell office:value-type="string" calcext:value-type="string">
            <text:p>Man</text:p>
          </table:table-cell>
          <table:table-cell office:value-type="string" calcext:value-type="string">
            <text:p>Distal Abdomen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Electric Stove</text:p>
          </table:table-cell>
          <table:table-cell office:value-type="string" calcext:value-type="string">
            <text:p>No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t’s of yelling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https://www.youtube.com/watch?v=rGnuX1GHVpQ</text:p>
          </table:table-cell>
          <table:table-cell table:style-name="ce1" table:number-columns-repeated="9"/>
          <table:table-cell table:style-name="ce1" office:value-type="string" calcext:value-type="string">
            <text:p>Not included, videos of cauterizing after a procedure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www.youtube.com/watch?v=5QmCtG8dy3o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5:38:53.648498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0:23:52.225468931</meta:creation-date>
    <dc:date>2020-11-05T08:28:40.885330557</dc:date>
    <meta:editing-duration>P1DT12H37M44S</meta:editing-duration>
    <meta:editing-cycles>5</meta:editing-cycles>
    <meta:generator>LibreOffice/6.4.6.2$Linux_X86_64 LibreOffice_project/40$Build-2</meta:generator>
    <meta:document-statistic meta:table-count="1" meta:cell-count="612" meta:object-count="0"/>
  </office:meta>
</office:document-meta>
</file>